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Helvetica" svg:font-family="Helvetica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9cm"/>
    </style:style>
    <style:style style:name="co2" style:family="table-column">
      <style:table-column-properties fo:break-before="auto" style:column-width="3.819cm"/>
    </style:style>
    <style:style style:name="co3" style:family="table-column">
      <style:table-column-properties fo:break-before="auto" style:column-width="8.049cm"/>
    </style:style>
    <style:style style:name="co4" style:family="table-column">
      <style:table-column-properties fo:break-before="auto" style:column-width="3.113cm"/>
    </style:style>
    <style:style style:name="co5" style:family="table-column">
      <style:table-column-properties fo:break-before="auto" style:column-width="9.604cm"/>
    </style:style>
    <style:style style:name="co6" style:family="table-column">
      <style:table-column-properties fo:break-before="auto" style:column-width="1.774cm"/>
    </style:style>
    <style:style style:name="co7" style:family="table-column">
      <style:table-column-properties fo:break-before="auto" style:column-width="3.171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7.108cm"/>
    </style:style>
    <style:style style:name="ro1" style:family="table-row">
      <style:table-row-properties style:row-height="0.501cm" fo:break-before="auto" style:use-optimal-row-height="true"/>
    </style:style>
    <style:style style:name="ro2" style:family="table-row">
      <style:table-row-properties style:row-height="0.52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ff" style:diagonal-bl-tr="none" style:diagonal-tl-br="none" fo:border="0.062cm solid #000000" fo:padding="0.071cm" style:rotation-align="none"/>
      <style:text-properties fo:color="#ffffff" style:text-outline="false" style:text-line-through-style="none" style:font-name="Arial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ext-properties fo:color="#ffffff" style:text-outline="false" style:text-line-through-style="none" style:font-name="Helvetica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6pt" style:language-asian="en" style:country-asian="US" style:font-style-asian="normal" style:font-weight-asian="normal" style:font-name-complex="Helvetica" style:font-size-complex="3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padding="0.071cm"/>
      <style:text-properties style:font-name="Liberation Sans" style:font-name-asian="Droid Sans Fallback" style:font-name-complex="FreeSans"/>
    </style:style>
    <style:style style:name="ce5" style:family="table-cell" style:parent-style-name="Default">
      <style:text-properties fo:color="#ffffff" style:text-outline="false" style:text-line-through-style="none" style:font-name="Helvetica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pt" style:language-asian="en" style:country-asian="US" style:font-style-asian="normal" style:font-weight-asian="normal" style:font-size-complex="3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style:font-name-asian="Droid Sans Fallback" style:font-name-complex="FreeSans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NOM</text:p>
          </table:table-cell>
          <table:table-cell table:style-name="ce1" office:value-type="string">
            <text:p>PRENOM</text:p>
          </table:table-cell>
          <table:table-cell table:style-name="ce1" office:value-type="string">
            <text:p>mail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>
            <text:p>ADARRAB</text:p>
          </table:table-cell>
          <table:table-cell office:value-type="string">
            <text:p>GHIZLANE</text:p>
          </table:table-cell>
          <table:table-cell table:style-name="ce3" office:value-type="string">
            <text:p>ghizlane.adarrab4@etu.univ</text:p>
          </table:table-cell>
          <table:table-cell/>
          <table:table-cell table:style-name="ce5"/>
          <table:table-cell table:number-columns-repeated="2"/>
        </table:table-row>
        <table:table-row table:style-name="ro2">
          <table:table-cell office:value-type="string">
            <text:p>AHUNON</text:p>
          </table:table-cell>
          <table:table-cell office:value-type="string">
            <text:p>LAURA</text:p>
          </table:table-cell>
          <table:table-cell office:value-type="string">
            <text:p><text:a xlink:href="mailto:laura.ahunon2@etu.univ-lorraine.fr">laura.ahunon2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ALBRIEUX-CASTILLE</text:p>
          </table:table-cell>
          <table:table-cell office:value-type="string">
            <text:p>JEREMY</text:p>
          </table:table-cell>
          <table:table-cell office:value-type="string">
            <text:p><text:a xlink:href="mailto:castille8@etu.univ-lorraine.fr">castille8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ANHICHEM</text:p>
          </table:table-cell>
          <table:table-cell office:value-type="string">
            <text:p>MEHDI</text:p>
          </table:table-cell>
          <table:table-cell office:value-type="string">
            <text:p><text:a xlink:href="mailto:mehdi.anhichem6@etu.univ-lorraine.fr">mehdi.anhichem6@etu.univ-lorraine.fr</text:a></text:p>
          </table:table-cell>
          <table:table-cell table:number-columns-repeated="4"/>
        </table:table-row>
        <table:table-row table:style-name="ro1">
          <table:table-cell office:value-type="string">
            <text:p>ASSAF</text:p>
          </table:table-cell>
          <table:table-cell office:value-type="string">
            <text:p>RODY</text:p>
          </table:table-cell>
          <table:table-cell office:value-type="string">
            <text:p>rody.assaf5@etu.univ-lorraine.fr</text:p>
          </table:table-cell>
          <table:table-cell table:number-columns-repeated="4"/>
        </table:table-row>
        <table:table-row table:style-name="ro1">
          <table:table-cell office:value-type="string">
            <text:p>ATLAN</text:p>
          </table:table-cell>
          <table:table-cell office:value-type="string">
            <text:p>CLEMENT</text:p>
          </table:table-cell>
          <table:table-cell office:value-type="string">
            <text:p>clement.atlan9@etu.univ-lorraine.fr</text:p>
          </table:table-cell>
          <table:table-cell table:number-columns-repeated="4"/>
        </table:table-row>
        <table:table-row table:style-name="ro2">
          <table:table-cell office:value-type="string">
            <text:p>BAILLY</text:p>
          </table:table-cell>
          <table:table-cell office:value-type="string">
            <text:p>ADRIEN</text:p>
          </table:table-cell>
          <table:table-cell office:value-type="string">
            <text:p><text:a xlink:href="mailto:adrien.bailly2@etu.univ-lorraine.fr">adrien.bailly2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BARLAND</text:p>
          </table:table-cell>
          <table:table-cell office:value-type="string">
            <text:p>THEOPHILE</text:p>
          </table:table-cell>
          <table:table-cell office:value-type="string">
            <text:p><text:a xlink:href="mailto:theophile.barland2@etu.univ-lorraine.fr">theophile.barland2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BARNICHA</text:p>
          </table:table-cell>
          <table:table-cell office:value-type="string">
            <text:p>AHMED AMINE</text:p>
          </table:table-cell>
          <table:table-cell office:value-type="string">
            <text:p><text:a xlink:href="mailto:ahmed-amine.barnicha1@etu.univ-lorraine.fr">ahmed-amine.barnicha1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BAUDRY</text:p>
          </table:table-cell>
          <table:table-cell office:value-type="string">
            <text:p>CLAIRE</text:p>
          </table:table-cell>
          <table:table-cell office:value-type="string">
            <text:p><text:a xlink:href="mailto:claire.baudry2@etu.univ-lorraine.fr">claire.baudry2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BAUMANN</text:p>
          </table:table-cell>
          <table:table-cell office:value-type="string">
            <text:p>PAUL</text:p>
          </table:table-cell>
          <table:table-cell office:value-type="string">
            <text:p><text:a xlink:href="mailto:paul.baumann8@etu.univ-lorraine.fr">paul.baumann8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BEFVE</text:p>
          </table:table-cell>
          <table:table-cell office:value-type="string">
            <text:p>LOIC</text:p>
          </table:table-cell>
          <table:table-cell office:value-type="string">
            <text:p><text:a xlink:href="mailto:ghizlane.adarrab4@etu.univ-lorraine.fr">ghizlane.adarrab4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BEHNKE</text:p>
          </table:table-cell>
          <table:table-cell office:value-type="string">
            <text:p>JEAN-BAPTISTE</text:p>
          </table:table-cell>
          <table:table-cell office:value-type="string">
            <text:p><text:a xlink:href="mailto:baptiste.behnke4@etu.univ-lorraine.fr">baptiste.behnke4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BEN AYED</text:p>
          </table:table-cell>
          <table:table-cell office:value-type="string">
            <text:p>SOFIEN</text:p>
          </table:table-cell>
          <table:table-cell office:value-type="string">
            <text:p>sofien.ben-<text:a xlink:href="mailto:ayed7@etu.univ-lorraine.fr">ayed7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BENOIST</text:p>
          </table:table-cell>
          <table:table-cell office:value-type="string">
            <text:p>JEREMY</text:p>
          </table:table-cell>
          <table:table-cell office:value-type="string">
            <text:p><text:a xlink:href="mailto:jeremy.benoist4@etu.univ-lorraine.fr">jeremy.benoist4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BEQUET</text:p>
          </table:table-cell>
          <table:table-cell office:value-type="string">
            <text:p>ANNE-CECILE</text:p>
          </table:table-cell>
          <table:table-cell office:value-type="string">
            <text:p><text:a xlink:href="mailto:cecile.bequet3@etu.univ-lorraine.fr">cecile.bequet3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BIDEL</text:p>
          </table:table-cell>
          <table:table-cell office:value-type="string">
            <text:p>ANTOINE</text:p>
          </table:table-cell>
          <table:table-cell office:value-type="string">
            <text:p><text:a xlink:href="mailto:antoine.bidel1@etu.univ-lorraine.fr">antoine.bidel1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BILOT</text:p>
          </table:table-cell>
          <table:table-cell office:value-type="string">
            <text:p>VALENTIN</text:p>
          </table:table-cell>
          <table:table-cell office:value-type="string">
            <text:p><text:a xlink:href="mailto:valentin.bilot7@etu.univ-lorraine.fr">valentin.bilot7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BOHL</text:p>
          </table:table-cell>
          <table:table-cell office:value-type="string">
            <text:p>YANNICK</text:p>
          </table:table-cell>
          <table:table-cell office:value-type="string">
            <text:p><text:a xlink:href="mailto:yannick.bohl6@etu.univ-lorraine.fr">yannick.bohl6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BONICEL</text:p>
          </table:table-cell>
          <table:table-cell office:value-type="string">
            <text:p>ANTONY</text:p>
          </table:table-cell>
          <table:table-cell office:value-type="string">
            <text:p><text:a xlink:href="mailto:antony.bonicel2@etu.univ-lorraine.fr">antony.bonicel2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BOURAOUI</text:p>
          </table:table-cell>
          <table:table-cell office:value-type="string">
            <text:p>ADEL</text:p>
          </table:table-cell>
          <table:table-cell office:value-type="string">
            <text:p><text:a xlink:href="mailto:adel.bouraoui2@etu.univ-lorraine.fr">adel.bouraoui2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BOUSLAMA</text:p>
          </table:table-cell>
          <table:table-cell office:value-type="string">
            <text:p>MAROUANE</text:p>
          </table:table-cell>
          <table:table-cell office:value-type="string">
            <text:p><text:a xlink:href="mailto:marouane.bouslama1@etu.un-lorraine.friv">marouane.bouslama1@etu.un-lorraine.friv</text:a></text:p>
          </table:table-cell>
          <table:table-cell table:number-columns-repeated="4"/>
        </table:table-row>
        <table:table-row table:style-name="ro2">
          <table:table-cell office:value-type="string">
            <text:p>BOUZIGUES</text:p>
          </table:table-cell>
          <table:table-cell office:value-type="string">
            <text:p>AYMERIC</text:p>
          </table:table-cell>
          <table:table-cell office:value-type="string">
            <text:p><text:a xlink:href="mailto:aymeric.bouzigues3@etu.univ-lorraine.fr">aymeric.bouzigues3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BRETOU KLEIN</text:p>
          </table:table-cell>
          <table:table-cell office:value-type="string">
            <text:p>MILENA</text:p>
          </table:table-cell>
          <table:table-cell office:value-type="string">
            <text:p><text:a xlink:href="mailto:milena.bretou-klein6@etu.univ-lorraine.fr">milena.bretou-klein6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BUCQUET</text:p>
          </table:table-cell>
          <table:table-cell office:value-type="string">
            <text:p>QUENTIN</text:p>
          </table:table-cell>
          <table:table-cell office:value-type="string">
            <text:p><text:a xlink:href="mailto:quentin.bucquet2@etu.univ-lorraine.fr">quentin.bucquet2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BUOY</text:p>
          </table:table-cell>
          <table:table-cell office:value-type="string">
            <text:p>EMELINE</text:p>
          </table:table-cell>
          <table:table-cell office:value-type="string">
            <text:p><text:a xlink:href="mailto:emeline.buoy4@etu.univ-lorraine.fr">emeline.buoy4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BURG</text:p>
          </table:table-cell>
          <table:table-cell office:value-type="string">
            <text:p>ALIX</text:p>
          </table:table-cell>
          <table:table-cell office:value-type="string">
            <text:p><text:a xlink:href="mailto:alix.burg4@etu.univ-lorraine.fr">alix.burg4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CAILLON</text:p>
          </table:table-cell>
          <table:table-cell office:value-type="string">
            <text:p>ALEXIS</text:p>
          </table:table-cell>
          <table:table-cell office:value-type="string">
            <text:p><text:a xlink:href="mailto:alexis.caillon5@etu.univ-lorraine.fr">alexis.caillon5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CAPP</text:p>
          </table:table-cell>
          <table:table-cell office:value-type="string">
            <text:p>MAXIME</text:p>
          </table:table-cell>
          <table:table-cell office:value-type="string">
            <text:p><text:a xlink:href="mailto:maxime.capp8@etu.univ-lorraine.fr">maxime.capp8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CARCIENTE</text:p>
          </table:table-cell>
          <table:table-cell office:value-type="string">
            <text:p>THEO</text:p>
          </table:table-cell>
          <table:table-cell office:value-type="string">
            <text:p><text:a xlink:href="mailto:theo.carciente6@etu.univ-lorraine.fr">theo.carciente6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CHABANET</text:p>
          </table:table-cell>
          <table:table-cell office:value-type="string">
            <text:p>SYLVAIN</text:p>
          </table:table-cell>
          <table:table-cell office:value-type="string">
            <text:p><text:a xlink:href="mailto:sylvain.chabanet6@etu.univ-lorraine.fr">sylvain.chabanet6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CHAMPDOIZEAU</text:p>
          </table:table-cell>
          <table:table-cell office:value-type="string">
            <text:p>QUENTIN</text:p>
          </table:table-cell>
          <table:table-cell office:value-type="string">
            <text:p><text:a xlink:href="mailto:quentin.champdoizeau1@etu.univ-lorraine.fr">quentin.champdoizeau1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CHANDOR</text:p>
          </table:table-cell>
          <table:table-cell office:value-type="string">
            <text:p>VALENTIN</text:p>
          </table:table-cell>
          <table:table-cell office:value-type="string">
            <text:p><text:a xlink:href="mailto:valentin.chandor1@etu.univ-lorraine.fr">valentin.chandor1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CHEIKH SIDIA</text:p>
          </table:table-cell>
          <table:table-cell office:value-type="string">
            <text:p>SOULEYMANE</text:p>
          </table:table-cell>
          <table:table-cell office:value-type="string">
            <text:p><text:a xlink:href="mailto:souleymane.cheikh-sidia5@etu.univ-lorraine.fr">souleymane.cheikh-sidia5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CHOU</text:p>
          </table:table-cell>
          <table:table-cell office:value-type="string">
            <text:p>CATHERINE</text:p>
          </table:table-cell>
          <table:table-cell office:value-type="string">
            <text:p><text:a xlink:href="mailto:catherine.chou3@etu.univ-lorraine.fr">catherine.chou3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CLEMENT</text:p>
          </table:table-cell>
          <table:table-cell office:value-type="string">
            <text:p>ANTOINE</text:p>
          </table:table-cell>
          <table:table-cell office:value-type="string">
            <text:p><text:a xlink:href="mailto:antoine.clement9@etu.univ-lorraine.fr">antoine.clement9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COHET</text:p>
          </table:table-cell>
          <table:table-cell office:value-type="string">
            <text:p>TANCRÈDE</text:p>
          </table:table-cell>
          <table:table-cell office:value-type="string">
            <text:p><text:a xlink:href="mailto:tancrede.cohet6@etu.univ-lorraine.fr">tancrede.cohet6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COMBADIERES LERARIO</text:p>
          </table:table-cell>
          <table:table-cell office:value-type="string">
            <text:p>ANTOINE</text:p>
          </table:table-cell>
          <table:table-cell office:value-type="string">
            <text:p><text:a xlink:href="mailto:antoine.combadieres-lerario1@etu.univ-lorraine.fr">antoine.combadieres-lerario1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D'AMORE</text:p>
          </table:table-cell>
          <table:table-cell office:value-type="string">
            <text:p>LEA</text:p>
          </table:table-cell>
          <table:table-cell office:value-type="string">
            <text:p><text:a xlink:href="mailto:lea.d-amore1@etu.univ-lorraine.fr">lea.d-amore1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DARDOIZE</text:p>
          </table:table-cell>
          <table:table-cell office:value-type="string">
            <text:p>TRISTAN</text:p>
          </table:table-cell>
          <table:table-cell office:value-type="string">
            <text:p><text:a xlink:href="mailto:tristan.dardoize1@etu.univ-lorraine.fr">tristan.dardoize1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DE CERTAINES</text:p>
          </table:table-cell>
          <table:table-cell office:value-type="string">
            <text:p>GUILLAUME</text:p>
          </table:table-cell>
          <table:table-cell office:value-type="string">
            <text:p><text:a xlink:href="mailto:guillaume.de-certaines4@etu.univ-lorraine.fr">guillaume.de-certaines4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DE MARIN DE MONTMARIN (DE MONTMARIN)</text:p>
          </table:table-cell>
          <table:table-cell office:value-type="string">
            <text:p>REMY</text:p>
          </table:table-cell>
          <table:table-cell office:value-type="string">
            <text:p><text:a xlink:href="mailto:remy.de-montmarin1@etu.univ-lorraine.fr">remy.de-montmarin1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DEWINTRE</text:p>
          </table:table-cell>
          <table:table-cell office:value-type="string">
            <text:p>HERMENCE</text:p>
          </table:table-cell>
          <table:table-cell office:value-type="string">
            <text:p><text:a xlink:href="mailto:hermence.dewintre9@etu.univ-lorraine.fr">hermence.dewintre9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DIGUES</text:p>
          </table:table-cell>
          <table:table-cell office:value-type="string">
            <text:p>FANNY</text:p>
          </table:table-cell>
          <table:table-cell office:value-type="string">
            <text:p><text:a xlink:href="mailto:fanny.digues7@etu.univ-lorraine.fr">fanny.digues7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DIOP</text:p>
          </table:table-cell>
          <table:table-cell office:value-type="string">
            <text:p>MBEUGUE</text:p>
          </table:table-cell>
          <table:table-cell office:value-type="string">
            <text:p><text:a xlink:href="mailto:mbeugue.diop7@etu.univ-lorraine.fr">mbeugue.diop7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DUBUC</text:p>
          </table:table-cell>
          <table:table-cell office:value-type="string">
            <text:p>PAULINE</text:p>
          </table:table-cell>
          <table:table-cell office:value-type="string">
            <text:p><text:a xlink:href="mailto:pauline.dubuc4@etu.univ-lorraine.fr">pauline.dubuc4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DUVAL--DACHARY</text:p>
          </table:table-cell>
          <table:table-cell office:value-type="string">
            <text:p>SIBYLLE</text:p>
          </table:table-cell>
          <table:table-cell office:value-type="string">
            <text:p><text:a xlink:href="mailto:sibylle.duval-dachary2@etu.univ-lorraine.fr">sibylle.duval-dachary2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EL MENDILI</text:p>
          </table:table-cell>
          <table:table-cell office:value-type="string">
            <text:p>MOHAMMED</text:p>
          </table:table-cell>
          <table:table-cell office:value-type="string">
            <text:p><text:a xlink:href="mailto:mohammed.el-mendili8@etu.univ-lorraine.fr">mohammed.el-mendili8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EVENO</text:p>
          </table:table-cell>
          <table:table-cell office:value-type="string">
            <text:p>THOMAS</text:p>
          </table:table-cell>
          <table:table-cell office:value-type="string">
            <text:p><text:a xlink:href="mailto:thomas.eveno1@etu.univ-lorraine.fr">thomas.eveno1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EYSSARTIER</text:p>
          </table:table-cell>
          <table:table-cell office:value-type="string">
            <text:p>CAMILLE</text:p>
          </table:table-cell>
          <table:table-cell office:value-type="string">
            <text:p><text:a xlink:href="mailto:camille.eyssartier7@etu.univ-lorraine.fr">camille.eyssartier7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FAVIER</text:p>
          </table:table-cell>
          <table:table-cell office:value-type="string">
            <text:p>SYLVAIN</text:p>
          </table:table-cell>
          <table:table-cell office:value-type="string">
            <text:p><text:a xlink:href="mailto:sylvain.favier9@etu.univ-lorraine.fr">sylvain.favier9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FAVRE</text:p>
          </table:table-cell>
          <table:table-cell office:value-type="string">
            <text:p>LUC</text:p>
          </table:table-cell>
          <table:table-cell office:value-type="string">
            <text:p><text:a xlink:href="mailto:luc.favre8@etu.univ-lorraine.fr">luc.favre8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FERGELOT</text:p>
          </table:table-cell>
          <table:table-cell office:value-type="string">
            <text:p>BENOIT</text:p>
          </table:table-cell>
          <table:table-cell office:value-type="string">
            <text:p><text:a xlink:href="mailto:benoit.fergelot1@etu.univ-lorraine.fr">benoit.fergelot1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FERRE</text:p>
          </table:table-cell>
          <table:table-cell office:value-type="string">
            <text:p>ANTOINE</text:p>
          </table:table-cell>
          <table:table-cell office:value-type="string">
            <text:p><text:a xlink:href="mailto:antoine.ferre3@etu.univ-lorraine.fr">antoine.ferre3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FESQUET</text:p>
          </table:table-cell>
          <table:table-cell office:value-type="string">
            <text:p>FLORIAN</text:p>
          </table:table-cell>
          <table:table-cell office:value-type="string">
            <text:p><text:a xlink:href="mailto:florian.fesquet2@etu.univ-lorraine.fr">florian.fesquet2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FLET--BERLIAC</text:p>
          </table:table-cell>
          <table:table-cell office:value-type="string">
            <text:p>GUILHEM</text:p>
          </table:table-cell>
          <table:table-cell office:value-type="string">
            <text:p><text:a xlink:href="mailto:Guilhem.fleyt-berliac2@etu.univ-lorraine.fr">Guilhem.fleyt-berliac2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FOTRE</text:p>
          </table:table-cell>
          <table:table-cell office:value-type="string">
            <text:p>FRANCOIS</text:p>
          </table:table-cell>
          <table:table-cell table:style-name="ce4" office:value-type="string">
            <text:p><text:span text:style-name="T1"><text:a xlink:href="mailto:francois.fotre4@etu.univ">francois.fotre4@etu.univ</text:a></text:span><text:span text:style-name="T1">-lorraine.fr</text:span></text:p>
          </table:table-cell>
          <table:table-cell table:number-columns-repeated="4"/>
        </table:table-row>
        <table:table-row table:style-name="ro2">
          <table:table-cell office:value-type="string">
            <text:p>FOUCHER</text:p>
          </table:table-cell>
          <table:table-cell office:value-type="string">
            <text:p>HUGUES</text:p>
          </table:table-cell>
          <table:table-cell office:value-type="string">
            <text:p><text:a xlink:href="mailto:hugues.foucher3@etu.univ-lorraine.fr">hugues.foucher3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FUVEL</text:p>
          </table:table-cell>
          <table:table-cell office:value-type="string">
            <text:p>JULIETTE</text:p>
          </table:table-cell>
          <table:table-cell office:value-type="string">
            <text:p><text:a xlink:href="mailto:juliette.fuvel5@etu.univ-lorraine.fr">juliette.fuvel5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GATTELIER</text:p>
          </table:table-cell>
          <table:table-cell office:value-type="string">
            <text:p>SOLENE</text:p>
          </table:table-cell>
          <table:table-cell office:value-type="string">
            <text:p><text:a xlink:href="mailto:solene.gattelier7@etu.univ-lorraine.fr">solene.gattelier7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GAUTHIER</text:p>
          </table:table-cell>
          <table:table-cell office:value-type="string">
            <text:p>PIERRE</text:p>
          </table:table-cell>
          <table:table-cell office:value-type="string">
            <text:p><text:a xlink:href="mailto:pierre.gauthier6@etu.univ-lorraine.fr">pierre.gauthier6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GAUTIER</text:p>
          </table:table-cell>
          <table:table-cell office:value-type="string">
            <text:p>THEO</text:p>
          </table:table-cell>
          <table:table-cell office:value-type="string">
            <text:p><text:a xlink:href="mailto:theo.gautier5@etu.univ-lorraine.fr">theo.gautier5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GEFFRAULT</text:p>
          </table:table-cell>
          <table:table-cell office:value-type="string">
            <text:p>ANATOLE</text:p>
          </table:table-cell>
          <table:table-cell office:value-type="string">
            <text:p><text:a xlink:href="mailto:anatole.geffrault8@etu.univ-lorraine.fr">anatole.geffrault8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GIRON</text:p>
          </table:table-cell>
          <table:table-cell office:value-type="string">
            <text:p>ARNAUD</text:p>
          </table:table-cell>
          <table:table-cell office:value-type="string">
            <text:p><text:a xlink:href="mailto:arnaud.giron1@etu.univ-lorraine.fr">arnaud.giron1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GORINI</text:p>
          </table:table-cell>
          <table:table-cell office:value-type="string">
            <text:p>LUCA</text:p>
          </table:table-cell>
          <table:table-cell office:value-type="string">
            <text:p><text:a xlink:href="mailto:luca.gorini1@etu.univ-lorraine.fr">luca.gorini1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GOSSELIN</text:p>
          </table:table-cell>
          <table:table-cell office:value-type="string">
            <text:p>CEDRIC</text:p>
          </table:table-cell>
          <table:table-cell office:value-type="string">
            <text:p><text:a xlink:href="mailto:cedric.gosselin9@etu.univ-lorraine.fr">cedric.gosselin9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GRANGE</text:p>
          </table:table-cell>
          <table:table-cell office:value-type="string">
            <text:p>HUGO</text:p>
          </table:table-cell>
          <table:table-cell office:value-type="string">
            <text:p><text:a xlink:href="mailto:hugo.grange7@etu.univ-lorraine.fr">hugo.grange7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GROELL</text:p>
          </table:table-cell>
          <table:table-cell office:value-type="string">
            <text:p>LEONOR</text:p>
          </table:table-cell>
          <table:table-cell office:value-type="string">
            <text:p><text:a xlink:href="mailto:leonor.groell9@etu.univ-lorraine.fr">leonor.groell9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GUILLORE</text:p>
          </table:table-cell>
          <table:table-cell office:value-type="string">
            <text:p>ADRIEN</text:p>
          </table:table-cell>
          <table:table-cell office:value-type="string">
            <text:p><text:a xlink:href="mailto:adrien.guillore2@etu.univ-lorraine.fr">adrien.guillore2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HAUTH</text:p>
          </table:table-cell>
          <table:table-cell office:value-type="string">
            <text:p>MATTHIAS</text:p>
          </table:table-cell>
          <table:table-cell office:value-type="string">
            <text:p><text:a xlink:href="mailto:matthias.hauth4@etu.univ-lorraine.fr">matthias.hauth4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HERNANDEZ--SIMONET</text:p>
          </table:table-cell>
          <table:table-cell office:value-type="string">
            <text:p>CECILIA</text:p>
          </table:table-cell>
          <table:table-cell office:value-type="string">
            <text:p><text:a xlink:href="mailto:cecilia.hernandez-simonet9@etu.univ-lorraine.fr">cecilia.hernandez-simonet9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HUCHARD</text:p>
          </table:table-cell>
          <table:table-cell office:value-type="string">
            <text:p>THOMAS</text:p>
          </table:table-cell>
          <table:table-cell office:value-type="string">
            <text:p><text:a xlink:href="mailto:thomas.huchard9@etu.univ-lorraine.fr">thomas.huchard9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HUREAUX</text:p>
          </table:table-cell>
          <table:table-cell office:value-type="string">
            <text:p>GUILLAUME</text:p>
          </table:table-cell>
          <table:table-cell office:value-type="string">
            <text:p><text:a xlink:href="mailto:guillaume.hureaux6@etu.univ-lorraine.fr">guillaume.hureaux6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IRAQI</text:p>
          </table:table-cell>
          <table:table-cell office:value-type="string">
            <text:p>ZAKARIA</text:p>
          </table:table-cell>
          <table:table-cell office:value-type="string">
            <text:p><text:a xlink:href="mailto:zakaria.iraqi6@etu.univ-lorraine.fr">zakaria.iraqi6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IZABEL</text:p>
          </table:table-cell>
          <table:table-cell office:value-type="string">
            <text:p>PAULINE</text:p>
          </table:table-cell>
          <table:table-cell office:value-type="string">
            <text:p><text:a xlink:href="mailto:pauline.izabel2@etu.univ-lorraine.fr">pauline.izabel2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JAWORSKI</text:p>
          </table:table-cell>
          <table:table-cell office:value-type="string">
            <text:p>GUILLAUME</text:p>
          </table:table-cell>
          <table:table-cell office:value-type="string">
            <text:p><text:a xlink:href="mailto:guillaume.jaworski6@etu.univ-lorraine.fr">guillaume.jaworski6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KELLER</text:p>
          </table:table-cell>
          <table:table-cell office:value-type="string">
            <text:p>ALEXANDRE</text:p>
          </table:table-cell>
          <table:table-cell office:value-type="string">
            <text:p><text:a xlink:href="mailto:alexandre.keller7@etu.univ-lorraine.fr">alexandre.keller7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KOT</text:p>
          </table:table-cell>
          <table:table-cell office:value-type="string">
            <text:p>ALEXANDRE</text:p>
          </table:table-cell>
          <table:table-cell office:value-type="string">
            <text:p><text:a xlink:href="mailto:alexandre.kot1@etu.univ-lorraine.fr">alexandre.kot1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LAMARI</text:p>
          </table:table-cell>
          <table:table-cell office:value-type="string">
            <text:p>MATHIAS</text:p>
          </table:table-cell>
          <table:table-cell office:value-type="string">
            <text:p><text:a xlink:href="mailto:mathias.lamari8@etu.univ-lorraine.fr">mathias.lamari8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LASSERRE</text:p>
          </table:table-cell>
          <table:table-cell office:value-type="string">
            <text:p>MATHIEU</text:p>
          </table:table-cell>
          <table:table-cell office:value-type="string">
            <text:p><text:a xlink:href="mailto:mathieu.lasserre9@etu.univ-lorraine.fr">mathieu.lasserre9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LAURENT</text:p>
          </table:table-cell>
          <table:table-cell office:value-type="string">
            <text:p>NICOLAS</text:p>
          </table:table-cell>
          <table:table-cell office:value-type="string">
            <text:p><text:a xlink:href="mailto:nicolas.laurent6@etu.univ-lorraine.fr">nicolas.laurent6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LAWSON</text:p>
          </table:table-cell>
          <table:table-cell office:value-type="string">
            <text:p>NEMEHIE</text:p>
          </table:table-cell>
          <table:table-cell office:value-type="string">
            <text:p><text:a xlink:href="mailto:nemehie.lawson6@etu.univ-lorraine.fr">nemehie.lawson6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LE ROUZIC</text:p>
          </table:table-cell>
          <table:table-cell office:value-type="string">
            <text:p>LEO-PAUL</text:p>
          </table:table-cell>
          <table:table-cell office:value-type="string">
            <text:p><text:a xlink:href="mailto:leo-paul.le-rouzic6@etu.univ-lorraine.fr">leo-paul.le-rouzic6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LEBAIGUE</text:p>
          </table:table-cell>
          <table:table-cell office:value-type="string">
            <text:p>PAUL</text:p>
          </table:table-cell>
          <table:table-cell office:value-type="string">
            <text:p><text:a xlink:href="mailto:paul.lebaigue4@etu.univ-lorraine.fr">paul.lebaigue4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LI</text:p>
          </table:table-cell>
          <table:table-cell office:value-type="string">
            <text:p>ROLAND</text:p>
          </table:table-cell>
          <table:table-cell office:value-type="string">
            <text:p><text:a xlink:href="mailto:roland.li9@etu.univ-lorraine.fr">roland.li9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LOUSTALOT</text:p>
          </table:table-cell>
          <table:table-cell office:value-type="string">
            <text:p>PAUL</text:p>
          </table:table-cell>
          <table:table-cell office:value-type="string">
            <text:p><text:a xlink:href="mailto:paul.loustalot2@etu.univ-lorraine.fr">paul.loustalot2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MARION</text:p>
          </table:table-cell>
          <table:table-cell office:value-type="string">
            <text:p>JONATHAN</text:p>
          </table:table-cell>
          <table:table-cell office:value-type="string">
            <text:p><text:a xlink:href="mailto:jonathan.marion9@etu.univ-lorraine.fr">jonathan.marion9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MARSOT</text:p>
          </table:table-cell>
          <table:table-cell office:value-type="string">
            <text:p>MATHIEU</text:p>
          </table:table-cell>
          <table:table-cell office:value-type="string">
            <text:p><text:a xlink:href="mailto:mathieu.marsot6@etu.univ-lorraine.fr">mathieu.marsot6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MARTIN</text:p>
          </table:table-cell>
          <table:table-cell office:value-type="string">
            <text:p>MICHAEL</text:p>
          </table:table-cell>
          <table:table-cell office:value-type="string">
            <text:p><text:a xlink:href="mailto:michael.martin5@etu.univ-lorraine.fr">michael.martin5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MERLETTE</text:p>
          </table:table-cell>
          <table:table-cell office:value-type="string">
            <text:p>RAPHAEL</text:p>
          </table:table-cell>
          <table:table-cell office:value-type="string">
            <text:p><text:a xlink:href="mailto:raphael.merlette1@etu.univ-lorraine.fr">raphael.merlette1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MESSMER</text:p>
          </table:table-cell>
          <table:table-cell office:value-type="string">
            <text:p>THOMAS</text:p>
          </table:table-cell>
          <table:table-cell office:value-type="string">
            <text:p><text:a xlink:href="mailto:thomas.messmer5@etu.univ-lorraine.fr">thomas.messmer5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MIGUET</text:p>
          </table:table-cell>
          <table:table-cell office:value-type="string">
            <text:p>LOIC</text:p>
          </table:table-cell>
          <table:table-cell office:value-type="string">
            <text:p><text:a xlink:href="mailto:loic.miguet5@etu.univ-lorraine.fr">loic.miguet5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MINIER</text:p>
          </table:table-cell>
          <table:table-cell office:value-type="string">
            <text:p>QUENTIN</text:p>
          </table:table-cell>
          <table:table-cell office:value-type="string">
            <text:p><text:a xlink:href="mailto:quentin.minier1@etu.univ-lorraine.fr">quentin.minier1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MINOTTO</text:p>
          </table:table-cell>
          <table:table-cell office:value-type="string">
            <text:p>THOMAS</text:p>
          </table:table-cell>
          <table:table-cell office:value-type="string">
            <text:p><text:a xlink:href="mailto:thomas.minotto9@etu.univ-lorraine.fr">thomas.minotto9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MOUADH</text:p>
          </table:table-cell>
          <table:table-cell office:value-type="string">
            <text:p>MOHAMED HOURMA</text:p>
          </table:table-cell>
          <table:table-cell office:value-type="string">
            <text:p><text:a xlink:href="mailto:mohammed-hourma.mouadh4@etu.univ-lorraine.fr">mohammed-hourma.mouadh4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MOURENAS</text:p>
          </table:table-cell>
          <table:table-cell office:value-type="string">
            <text:p>DIANE</text:p>
          </table:table-cell>
          <table:table-cell office:value-type="string">
            <text:p><text:a xlink:href="mailto:diane.mourenas5@etu.univ-lorraine.fr">diane.mourenas5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MOUZAYEK</text:p>
          </table:table-cell>
          <table:table-cell office:value-type="string">
            <text:p>REMI</text:p>
          </table:table-cell>
          <table:table-cell office:value-type="string">
            <text:p><text:a xlink:href="mailto:remi.mouzayek5@etu.univ-lorraine.fr">remi.mouzayek5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NAFIDI</text:p>
          </table:table-cell>
          <table:table-cell office:value-type="string">
            <text:p>ALAA EDDINE</text:p>
          </table:table-cell>
          <table:table-cell office:value-type="string">
            <text:p><text:a xlink:href="mailto:alaa-eddine.nafidi9@etu.univ-lorraine.fr">alaa-eddine.nafidi9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NGUYEN VAN</text:p>
          </table:table-cell>
          <table:table-cell office:value-type="string">
            <text:p>CYRIL</text:p>
          </table:table-cell>
          <table:table-cell office:value-type="string">
            <text:p><text:a xlink:href="mailto:cyril.nguyen-van2@etu.univ-lorraine.fr">cyril.nguyen-van2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OLLIVIER</text:p>
          </table:table-cell>
          <table:table-cell office:value-type="string">
            <text:p>ANTOINE</text:p>
          </table:table-cell>
          <table:table-cell office:value-type="string">
            <text:p><text:a xlink:href="mailto:antoine.ollivier3@etu.univ-lorraine.fr">antoine.ollivier3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OUZERI</text:p>
          </table:table-cell>
          <table:table-cell office:value-type="string">
            <text:p>EMILIEN</text:p>
          </table:table-cell>
          <table:table-cell office:value-type="string">
            <text:p><text:a xlink:href="mailto:emilien.ouzeri7@etu.univ-lorraine.fr">emilien.ouzeri7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PANISSET</text:p>
          </table:table-cell>
          <table:table-cell office:value-type="string">
            <text:p>GAUTHIER</text:p>
          </table:table-cell>
          <table:table-cell office:value-type="string">
            <text:p><text:a xlink:href="mailto:gauthier.panisset1@etu.univ-lorraine.fr">gauthier.panisset1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PATRIN</text:p>
          </table:table-cell>
          <table:table-cell office:value-type="string">
            <text:p>VICTOR</text:p>
          </table:table-cell>
          <table:table-cell office:value-type="string">
            <text:p><text:a xlink:href="mailto:victor.patrin2@etu.univ-lorraine.fr">victor.patrin2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PENA-PITRA</text:p>
          </table:table-cell>
          <table:table-cell office:value-type="string">
            <text:p>HIRVIN-WILFRID</text:p>
          </table:table-cell>
          <table:table-cell office:value-type="string">
            <text:p><text:a xlink:href="mailto:hirvin-wilfrid.pena-pitra8@etu.univ-lorraine.fr">hirvin-wilfrid.pena-pitra8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PETIT</text:p>
          </table:table-cell>
          <table:table-cell office:value-type="string">
            <text:p>CHLOE</text:p>
          </table:table-cell>
          <table:table-cell office:value-type="string">
            <text:p><text:a xlink:href="mailto:chloe.petit9@etu.univ-lorraine.fr">chloe.petit9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PICHARD</text:p>
          </table:table-cell>
          <table:table-cell office:value-type="string">
            <text:p>MARIE-FLORE</text:p>
          </table:table-cell>
          <table:table-cell office:value-type="string">
            <text:p><text:a xlink:href="mailto:marie-flore.pichard5@etu.univ-lorraine.fr">marie-flore.pichard5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PIERRE</text:p>
          </table:table-cell>
          <table:table-cell office:value-type="string">
            <text:p>UGO</text:p>
          </table:table-cell>
          <table:table-cell office:value-type="string">
            <text:p><text:a xlink:href="mailto:ugo.pierre3@etu.univ-lorraine.fr">ugo.pierre3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PIERRET</text:p>
          </table:table-cell>
          <table:table-cell office:value-type="string">
            <text:p>MARTIN</text:p>
          </table:table-cell>
          <table:table-cell office:value-type="string">
            <text:p><text:a xlink:href="mailto:martin.pierret6@etu.univ-lorraine.fr">martin.pierret6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POMMIERS</text:p>
          </table:table-cell>
          <table:table-cell office:value-type="string">
            <text:p>NICOLAS</text:p>
          </table:table-cell>
          <table:table-cell office:value-type="string">
            <text:p><text:a xlink:href="mailto:nicolas.pommiers2@etu.univ-lorraine.fr">nicolas.pommiers2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RAPITEAU</text:p>
          </table:table-cell>
          <table:table-cell office:value-type="string">
            <text:p>ANTOINE</text:p>
          </table:table-cell>
          <table:table-cell office:value-type="string">
            <text:p><text:a xlink:href="mailto:antoine.rapiteau1@etu.univ-lorraine.fr">antoine.rapiteau1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RAUL</text:p>
          </table:table-cell>
          <table:table-cell office:value-type="string">
            <text:p>PIERRE-ETIENNE</text:p>
          </table:table-cell>
          <table:table-cell office:value-type="string">
            <text:p><text:a xlink:href="mailto:pierre-etienne.raul5@etu.univ-lorraine.fr">pierre-etienne.raul5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RAUSCHER</text:p>
          </table:table-cell>
          <table:table-cell office:value-type="string">
            <text:p>LOICK</text:p>
          </table:table-cell>
          <table:table-cell office:value-type="string">
            <text:p><text:a xlink:href="mailto:loick.rauscher5@etu.univ-lorraine.fr">loick.rauscher5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RAUX</text:p>
          </table:table-cell>
          <table:table-cell office:value-type="string">
            <text:p>NICOLAS</text:p>
          </table:table-cell>
          <table:table-cell office:value-type="string">
            <text:p><text:a xlink:href="mailto:nicolas.raux7@etu.univ-lorraine.fr">nicolas.raux7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REGNIER</text:p>
          </table:table-cell>
          <table:table-cell office:value-type="string">
            <text:p>MATTHIEU</text:p>
          </table:table-cell>
          <table:table-cell office:value-type="string">
            <text:p><text:a xlink:href="mailto:matthieu.regnier9@etu.univ-lorraine.fr">matthieu.regnier9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REY</text:p>
          </table:table-cell>
          <table:table-cell office:value-type="string">
            <text:p>RAPHAEL</text:p>
          </table:table-cell>
          <table:table-cell office:value-type="string">
            <text:p><text:a xlink:href="mailto:raphael.rey9@etu.univ-lorraine.fr">raphael.rey9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RIT</text:p>
          </table:table-cell>
          <table:table-cell office:value-type="string">
            <text:p>MARTIN</text:p>
          </table:table-cell>
          <table:table-cell office:value-type="string">
            <text:p><text:a xlink:href="mailto:martin.rit2@etu.univ-lorraine.fr">martin.rit2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ROUSSEAU</text:p>
          </table:table-cell>
          <table:table-cell office:value-type="string">
            <text:p>THEODORE</text:p>
          </table:table-cell>
          <table:table-cell office:value-type="string">
            <text:p><text:a xlink:href="mailto:theodore.rousseau2@etu.univ-lorraine.fr">theodore.rousseau2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RUEL</text:p>
          </table:table-cell>
          <table:table-cell office:value-type="string">
            <text:p>TIMOTHE</text:p>
          </table:table-cell>
          <table:table-cell office:value-type="string">
            <text:p><text:a xlink:href="mailto:timothe.ruel1@etu.univ-lorraine.fr">timothe.ruel1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SALLEYRETTE</text:p>
          </table:table-cell>
          <table:table-cell office:value-type="string">
            <text:p>LOIC</text:p>
          </table:table-cell>
          <table:table-cell office:value-type="string">
            <text:p><text:a xlink:href="mailto:loic.salleyrette9@etu.univ-lorraine.fr">loic.salleyrette9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SALVADOR MASIP</text:p>
          </table:table-cell>
          <table:table-cell office:value-type="string">
            <text:p>MARIA</text:p>
          </table:table-cell>
          <table:table-cell office:value-type="string">
            <text:p><text:a xlink:href="mailto:maria.salvador-masip2@etu.univ-lorraine.fr">maria.salvador-masip2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SASSI</text:p>
          </table:table-cell>
          <table:table-cell office:value-type="string">
            <text:p>YANIS</text:p>
          </table:table-cell>
          <table:table-cell office:value-type="string">
            <text:p><text:a xlink:href="mailto:yanis.sassi5@etu.univ-lorraine.fr">yanis.sassi5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SAUGER</text:p>
          </table:table-cell>
          <table:table-cell office:value-type="string">
            <text:p>GABRIEL</text:p>
          </table:table-cell>
          <table:table-cell office:value-type="string">
            <text:p><text:a xlink:href="mailto:gabriel.sauger7@etu.univ-lorraine.fr">gabriel.sauger7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SCHIAVON</text:p>
          </table:table-cell>
          <table:table-cell office:value-type="string">
            <text:p>QUENTIN</text:p>
          </table:table-cell>
          <table:table-cell office:value-type="string">
            <text:p><text:a xlink:href="mailto:quentin.schiavon1@etu.univ-lorraine.fr">quentin.schiavon1@etu.univ-lorraine.fr</text:a></text:p>
          </table:table-cell>
          <table:table-cell table:number-columns-repeated="4"/>
        </table:table-row>
        <table:table-row table:style-name="ro1">
          <table:table-cell office:value-type="string">
            <text:p>SHARMA</text:p>
          </table:table-cell>
          <table:table-cell office:value-type="string">
            <text:p>AKASH</text:p>
          </table:table-cell>
          <table:table-cell table:number-columns-repeated="5"/>
        </table:table-row>
        <table:table-row table:style-name="ro2">
          <table:table-cell office:value-type="string">
            <text:p>SOLTI</text:p>
          </table:table-cell>
          <table:table-cell office:value-type="string">
            <text:p>ALEXANDRE</text:p>
          </table:table-cell>
          <table:table-cell office:value-type="string">
            <text:p><text:a xlink:href="mailto:alexandre.solti5@etu.univ-lorraine.fr">alexandre.solti5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SPAAK</text:p>
          </table:table-cell>
          <table:table-cell office:value-type="string">
            <text:p>ELEONORE</text:p>
          </table:table-cell>
          <table:table-cell office:value-type="string">
            <text:p><text:a xlink:href="mailto:eleonore.spaak7@etu.univ-lorraine.fr">eleonore.spaak7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STANCIONI</text:p>
          </table:table-cell>
          <table:table-cell office:value-type="string">
            <text:p>PAUL</text:p>
          </table:table-cell>
          <table:table-cell office:value-type="string">
            <text:p><text:a xlink:href="mailto:paul.stancioni6@etu.univ-lorraine.fr">paul.stancioni6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TESSIER</text:p>
          </table:table-cell>
          <table:table-cell office:value-type="string">
            <text:p>REMI</text:p>
          </table:table-cell>
          <table:table-cell office:value-type="string">
            <text:p><text:a xlink:href="mailto:remi.tessier7@etu.univ-lorraine.fr">remi.tessier7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THEBAUD</text:p>
          </table:table-cell>
          <table:table-cell office:value-type="string">
            <text:p>THOMAS</text:p>
          </table:table-cell>
          <table:table-cell office:value-type="string">
            <text:p><text:a xlink:href="mailto:thomas.thebaud9@etu.univ-lorraine.fr">thomas.thebaud9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THENAUX--VIGNON</text:p>
          </table:table-cell>
          <table:table-cell office:value-type="string">
            <text:p>SUZON</text:p>
          </table:table-cell>
          <table:table-cell office:value-type="string">
            <text:p><text:a xlink:href="mailto:suzon.thenaux-vignon8@etu.univ-lorraine.fr">suzon.thenaux-vignon8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TRUONG--ALLIE</text:p>
          </table:table-cell>
          <table:table-cell office:value-type="string">
            <text:p>CAMILLE</text:p>
          </table:table-cell>
          <table:table-cell office:value-type="string">
            <text:p><text:a xlink:href="mailto:camille.truong-allie3@etu.univ-lorraine.fr">camille.truong-allie3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VERGES</text:p>
          </table:table-cell>
          <table:table-cell office:value-type="string">
            <text:p>MAXIME</text:p>
          </table:table-cell>
          <table:table-cell office:value-type="string">
            <text:p><text:a xlink:href="mailto:maxime.verges9@etu.univ-lorraine.fr">maxime.verges9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VERVYNCK</text:p>
          </table:table-cell>
          <table:table-cell office:value-type="string">
            <text:p>ARTHUR</text:p>
          </table:table-cell>
          <table:table-cell office:value-type="string">
            <text:p><text:a xlink:href="mailto:arthur.vervynck6@etu.univ-lorraine.fr">arthur.vervynck6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VIMES</text:p>
          </table:table-cell>
          <table:table-cell office:value-type="string">
            <text:p>FLORENT</text:p>
          </table:table-cell>
          <table:table-cell office:value-type="string">
            <text:p><text:a xlink:href="mailto:florent.vimes6@etu.univ-lorraine.fr">florent.vimes6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VITTOZ</text:p>
          </table:table-cell>
          <table:table-cell office:value-type="string">
            <text:p>BENOIT</text:p>
          </table:table-cell>
          <table:table-cell office:value-type="string">
            <text:p><text:a xlink:href="mailto:benoit.vittoz9@etu.univ-lorraine.fr">benoit.vittoz9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VIVIER</text:p>
          </table:table-cell>
          <table:table-cell office:value-type="string">
            <text:p>TANGUY</text:p>
          </table:table-cell>
          <table:table-cell office:value-type="string">
            <text:p><text:a xlink:href="mailto:tanguy.vivier8@etu.univ-lorraine.fr">tanguy.vivier8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WANNES</text:p>
          </table:table-cell>
          <table:table-cell office:value-type="string">
            <text:p>JIHENE</text:p>
          </table:table-cell>
          <table:table-cell office:value-type="string">
            <text:p><text:a xlink:href="mailto:jihene.wannes3@etu.univ-lorraine.fr">jihene.wannes3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WIESKOTTEN</text:p>
          </table:table-cell>
          <table:table-cell office:value-type="string">
            <text:p>MARTIN</text:p>
          </table:table-cell>
          <table:table-cell office:value-type="string">
            <text:p><text:a xlink:href="mailto:martin.wieskotten4@etu.univ-lorraine.fr">martin.wieskotten4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YAAKOUBD</text:p>
          </table:table-cell>
          <table:table-cell office:value-type="string">
            <text:p>YOUNES</text:p>
          </table:table-cell>
          <table:table-cell office:value-type="string">
            <text:p><text:a xlink:href="mailto:younes.yaakoubd7@etu.univ-lorraine.fr">younes.yaakoubd7@etu.univ-lorraine.fr</text:a></text:p>
          </table:table-cell>
          <table:table-cell table:number-columns-repeated="4"/>
        </table:table-row>
        <table:table-row table:style-name="ro2">
          <table:table-cell office:value-type="string">
            <text:p>ZALRHI</text:p>
          </table:table-cell>
          <table:table-cell office:value-type="string">
            <text:p>SARA</text:p>
          </table:table-cell>
          <table:table-cell office:value-type="string">
            <text:p><text:a xlink:href="mailto:sara.zalrhi2@etu.univ-lorraine.fr">sara.zalrhi2@etu.univ-lorraine.fr</text:a></text:p>
          </table:table-cell>
          <table:table-cell table:number-columns-repeated="4"/>
        </table:table-row>
        <table:table-row table:style-name="ro1" table:number-rows-repeated="8">
          <table:table-cell table:number-columns-repeated="7"/>
        </table:table-row>
        <table:table-row table:style-name="ro1" table:number-rows-repeated="41">
          <table:table-cell table:number-columns-repeated="6"/>
          <table:table-cell table:style-name="ce2"/>
        </table:table-row>
        <table:table-row table:style-name="ro1" table:number-rows-repeated="104838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euille2" table:style-name="ta1" table:print="false">
        <table:table-column table:style-name="co8" table:number-columns-repeated="2" table:default-cell-style-name="ce2"/>
        <table:table-column table:style-name="co9" table:default-cell-style-name="ce2"/>
        <table:table-column table:style-name="co8" table:default-cell-style-name="ce2"/>
        <table:table-row table:style-name="ro3">
          <table:table-cell office:value-type="string">
            <text:p>NOM</text:p>
          </table:table-cell>
          <table:table-cell office:value-type="string">
            <text:p>PRENOM</text:p>
          </table:table-cell>
          <table:table-cell office:value-type="string">
            <text:p>MAIL</text:p>
          </table:table-cell>
          <table:table-cell office:value-type="string">
            <text:p>chiffre</text:p>
          </table:table-cell>
        </table:table-row>
        <table:table-row table:style-name="ro3">
          <table:table-cell office:value-type="string">
            <text:p>BAILLY</text:p>
          </table:table-cell>
          <table:table-cell office:value-type="string">
            <text:p>ADRIEN</text:p>
          </table:table-cell>
          <table:table-cell office:value-type="string">
            <text:p><text:a xlink:href="mailto:adrien.bailly2@etu.univ-lorraine.fr">adrien.bailly2@etu.univ-lorraine.fr</text:a>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CAILLON</text:p>
          </table:table-cell>
          <table:table-cell office:value-type="string">
            <text:p>ALEXIS</text:p>
          </table:table-cell>
          <table:table-cell office:value-type="string">
            <text:p><text:a xlink:href="mailto:alexis.caillon5@etu.univ-lorraine.fr">alexis.caillon5@etu.univ-lorraine.fr</text:a>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GATTELIER</text:p>
          </table:table-cell>
          <table:table-cell office:value-type="string">
            <text:p>SOLENE</text:p>
          </table:table-cell>
          <table:table-cell office:value-type="string">
            <text:p><text:a xlink:href="mailto:solene.gattelier7@etu.univ-lorraine.fr">solene.gattelier7@etu.univ-lorraine.fr</text:a>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SASSI</text:p>
          </table:table-cell>
          <table:table-cell office:value-type="string">
            <text:p>YANIS</text:p>
          </table:table-cell>
          <table:table-cell office:value-type="string">
            <text:p><text:a xlink:href="mailto:yanis.sassi5@etu.univ-lorraine.fr">yanis.sassi5@etu.univ-lorraine.fr</text:a>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string">
            <text:p>SPAAK</text:p>
          </table:table-cell>
          <table:table-cell office:value-type="string">
            <text:p>ELEONORE</text:p>
          </table:table-cell>
          <table:table-cell office:value-type="string">
            <text:p><text:a xlink:href="mailto:eleonore.spaak7@etu.univ-lorraine.fr">eleonore.spaak7@etu.univ-lorraine.fr</text:a></text:p>
          </table:table-cell>
          <table:table-cell office:value-type="float" office:value="5">
            <text:p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Helvetica" svg:font-family="Helvetica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(</number:text>
      <number:number number:decimal-places="0" number:min-integer-digits="1" number:grouping="true"/>
      <number:text>)</number:text>
    </number:number-style>
    <number:number-style style:name="N119P2" style:volatile="true"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text>(</number:text>
      <number:number number:decimal-places="2" number:min-integer-digits="1" number:grouping="true"/>
      <number:text>)</number:text>
    </number:number-style>
    <number:number-style style:name="N123P2" style:volatile="true">
      <number:text>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1" number:min-exponent-digits="1"/>
    </number:number-style>
    <number:currency-style style:name="N12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8P0"/>
    </number:currency-style>
    <number:date-style style:name="N8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07" number:language="fr" number:country="FR">
      <number:day number:style="long"/>
      <number:text>-</number:text>
      <number:month number:textual="true"/>
    </number:date-style>
    <number:date-style style:name="N8108" number:language="fr" number:country="FR">
      <number:month number:textual="true"/>
      <number:text>-</number:text>
      <number:year/>
    </number:date-style>
    <number:time-style style:name="N8109" number:language="fr" number:country="FR">
      <number:hours/>
      <number:text>:</number:text>
      <number:minutes number:style="long"/>
      <number:text> </number:text>
      <number:am-pm/>
    </number:time-style>
    <number:time-style style:name="N8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fr" number:country="FR">
      <number:number number:decimal-places="0" number:min-integer-digits="1" number:grouping="true"/>
      <number:text>   </number:text>
    </number:number-style>
    <number:number-style style:name="N8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fr" number:country="FR">
      <number:number number:decimal-places="0" number:min-integer-digits="1" number:grouping="true"/>
      <number:text>   </number:text>
    </number:number-style>
    <number:number-style style:name="N8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fr" number:country="FR">
      <number:number number:decimal-places="2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2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fr" number:country="FR">
      <number:number number:decimal-places="0" number:min-integer-digits="1" number:grouping="true"/>
      <number:text> €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€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€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€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8">28/06/2017</text:date>, <text:time>17:39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ilie Gaudry</meta:initial-creator>
    <meta:creation-date>2017-06-21T08:03:23.568428233</meta:creation-date>
    <dc:date>2017-06-28T17:39:16</dc:date>
    <dc:creator>Matthias Hauth</dc:creator>
    <meta:editing-duration>P1DT5H53M19S</meta:editing-duration>
    <meta:editing-cycles>4</meta:editing-cycles>
    <meta:generator>OpenOffice/4.0.0$Unix OpenOffice.org_project/400m3$Build-9702</meta:generator>
    <meta:document-statistic meta:table-count="2" meta:cell-count="446" meta:object-count="0"/>
  </office:meta>
</office:document-meta>
</file>